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Garamond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Garamond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Garamond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Garamond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Garamond" fo:font-size="10pt" style:font-size-asian="10pt" style:font-size-complex="10pt"/>
    </style:style>
    <style:style style:name="P51" style:parent-style-name="Standard" style:family="paragraph">
      <style:text-properties style:font-name="Garamond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3" style:parent-style-name="Standard" style:family="paragraph">
      <style:text-properties style:font-name="Garamond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6" style:family="table-column">
      <style:table-column-properties style:column-width="2.8736in" style:use-optimal-column-width="false"/>
    </style:style>
    <style:style style:name="TableColumn57" style:family="table-column">
      <style:table-column-properties style:column-width="0.575in" style:use-optimal-column-width="false"/>
    </style:style>
    <style:style style:name="TableColumn58" style:family="table-column">
      <style:table-column-properties style:column-width="0.575in" style:use-optimal-column-width="false"/>
    </style:style>
    <style:style style:name="TableColumn59" style:family="table-column">
      <style:table-column-properties style:column-width="2.5513in" style:use-optimal-column-width="false"/>
    </style:style>
    <style:style style:name="Table55" style:family="table">
      <style:table-properties style:width="6.57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0" style:parent-style-name="DefaultParagraphFont" style:family="text">
      <style:text-properties style:font-name="Garamond" fo:font-size="10pt" style:font-size-asian="10pt" style:font-size-complex="10pt"/>
    </style:style>
    <style:style style:name="P10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0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10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06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07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108" style:parent-style-name="DefaultParagraphFont" style:family="text">
      <style:text-properties style:font-name="Garamond" fo:font-size="10pt" style:font-size-asian="10pt" style:font-size-complex="10pt"/>
    </style:style>
    <style:style style:name="T109" style:parent-style-name="DefaultParagraphFont" style:family="text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110" style:parent-style-name="Standard" style:family="paragraph">
      <style:text-properties style:font-name="Garamond" fo:font-size="10pt" style:font-size-asian="10pt" style:font-size-complex="10pt"/>
    </style:style>
    <style:style style:name="TableColumn112" style:family="table-column">
      <style:table-column-properties style:column-width="2.5694in" style:use-optimal-column-width="false"/>
    </style:style>
    <style:style style:name="TableColumn113" style:family="table-column">
      <style:table-column-properties style:column-width="0.55in" style:use-optimal-column-width="false"/>
    </style:style>
    <style:style style:name="TableColumn114" style:family="table-column">
      <style:table-column-properties style:column-width="0.65in" style:use-optimal-column-width="false"/>
    </style:style>
    <style:style style:name="TableColumn115" style:family="table-column">
      <style:table-column-properties style:column-width="0.6034in" style:use-optimal-column-width="false"/>
    </style:style>
    <style:style style:name="TableColumn116" style:family="table-column">
      <style:table-column-properties style:column-width="0.5493in" style:use-optimal-column-width="false"/>
    </style:style>
    <style:style style:name="TableColumn117" style:family="table-column">
      <style:table-column-properties style:column-width="0.5965in" style:use-optimal-column-width="false"/>
    </style:style>
    <style:style style:name="TableColumn118" style:family="table-column">
      <style:table-column-properties style:column-width="0.6048in" style:use-optimal-column-width="false"/>
    </style:style>
    <style:style style:name="Table111" style:family="table">
      <style:table-properties style:width="6.1236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24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90" style:parent-style-name="Heading1" style:family="paragraph">
      <style:text-properties style:font-name="Garamond" fo:font-size="10pt" style:font-size-asian="10pt" style:font-size-complex="10pt"/>
    </style:style>
    <style:style style:name="P291" style:parent-style-name="Heading1" style:family="paragraph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Faneallrich Li Yao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>3/3/2017</text:p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Attendance Checker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/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 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Group Name:</text:p>
          </table:table-cell>
          <table:table-cell table:style-name="TableCell40">
            <text:p text:style-name="P41">6 Absences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3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>/</text:p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 software have been built based on user<text:s/>acceptance criteria.</text:p>
      <text:p text:style-name="P53"/>
      <text:p text:style-name="P54">Functional Goals: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User Acceptance Criteria</text:p>
          </table:table-cell>
          <table:table-cell table:style-name="TableCell63" table:number-columns-spanned="2">
            <text:p text:style-name="P64">Compliance</text:p>
          </table:table-cell>
          <table:covered-table-cell/>
          <table:table-cell table:style-name="TableCell65" table:number-rows-spanned="2">
            <text:p text:style-name="P66">Remarks</text:p>
          </table:table-cell>
        </table:table-row>
        <table:table-row table:style-name="TableRow67">
          <table:covered-table-cell>
            <text:p text:style-name="Normal"/>
          </table:covered-table-cell>
          <table:table-cell table:style-name="TableCell68">
            <text:p text:style-name="P69">Yes</text:p>
          </table:table-cell>
          <table:table-cell table:style-name="TableCell70">
            <text:p text:style-name="P71">No</text:p>
          </table:table-cell>
          <table:covered-table-cell>
            <text:p text:style-name="Normal"/>
          </table:covered-table-cell>
        </table:table-row>
        <table:table-row table:style-name="TableRow72">
          <table:table-cell table:style-name="TableCell73">
            <text:p text:style-name="P74">The class students are sorted accordingly<text:s/></text:p>
          </table:table-cell>
          <table:table-cell table:style-name="TableCell75">
            <text:p text:style-name="P76">/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Add class does not have bugs</text:p>
          </table:table-cell>
          <table:table-cell table:style-name="TableCell84">
            <text:p text:style-name="P85">/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Names are displayed properly</text:p>
          </table:table-cell>
          <table:table-cell table:style-name="TableCell93">
            <text:p text:style-name="P94">/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P99"/>
      <text:p text:style-name="Standard"><text:span text:style-name="T100">Tester's Comments:</text:span></text:p>
      <text:p text:style-name="P101"><text:s/>None</text:p>
      <text:p text:style-name="P102"/>
      <text:p text:style-name="P103"/>
      <text:p text:style-name="P104"/>
      <text:p text:style-name="Standard"><text:span text:style-name="T105">Usability Goals:</text:span></text:p>
      <text:h text:style-name="Heading1" text:outline-level="1"><text:span text:style-name="T106">If<text:s/></text:span><text:span text:style-name="T107">interfaces will be delivered at the end of the sprint, <text:s/>evaluate the system according to Nielsen's Usability Heuristics. <text:s text:c="3"/>For items that are not applicable, check<text:s/></text:span><text:span text:style-name="T108">NA</text:span><text:span text:style-name="T109">.</text:span></text:h>
      <text:p text:style-name="P110"/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 table:number-rows-spanned="2">
            <text:p text:style-name="P121">Nielsen's Usability Heuristics</text:p>
          </table:table-cell>
          <table:table-cell table:style-name="TableCell122" table:number-columns-spanned="5">
            <text:p text:style-name="P123"><text:s/>Strongly <text:s text:c="45"/><text:s text:c="25"/>Strongly</text:p>
            <text:p text:style-name="P124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Cell125">
            <text:p text:style-name="P126">NA</text:p>
          </table:table-cell>
        </table:table-row>
        <table:table-row table:style-name="TableRow127">
          <table:covered-table-cell>
            <text:p text:style-name="Normal"/>
          </table:covered-table-cell>
          <table:table-cell table:style-name="TableCell128">
            <text:p text:style-name="P129">1</text:p>
          </table:table-cell>
          <table:table-cell table:style-name="TableCell130">
            <text:p text:style-name="P131">2</text:p>
          </table:table-cell>
          <table:table-cell table:style-name="TableCell132">
            <text:p text:style-name="P133">3</text:p>
          </table:table-cell>
          <table:table-cell table:style-name="TableCell134">
            <text:p text:style-name="P135">4</text:p>
          </table:table-cell>
          <table:table-cell table:style-name="TableCell136">
            <text:p text:style-name="P137">5</text:p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Simple and Natural Dialogue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>/</text:p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Speaks the Users' Language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>/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Minimize User Memory Load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>/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Consistency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>/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Feedback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>/</text:p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Clearly Marked Exits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>/</text:p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Shortcuts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>/</text:p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Good Error Messages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>/</text:p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Prevent Errors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>/</text:p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Help and Documentation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>/</text:p>
          </table:table-cell>
          <table:table-cell table:style-name="TableCell288">
            <text:p text:style-name="P289"/>
          </table:table-cell>
        </table:table-row>
      </table:table>
      <text:h text:style-name="P290" text:outline-level="1"/>
      <text:h text:style-name="P291" text:outline-level="1">Reviewer’s Comments:<text:line-break/>Non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ay</dc:creator>
    <meta:creation-date>2007-08-13T11:01:00Z</meta:creation-date>
    <dc:date>2017-03-03T10:35:00Z</dc:date>
    <meta:print-date>2006-07-28T14:33:00Z</meta:print-date>
    <meta:template xlink:href="Normal" xlink:type="simple"/>
    <meta:editing-cycles>18</meta:editing-cycles>
    <meta:editing-duration>PT57420S</meta:editing-duration>
    <meta:document-statistic meta:page-count="2" meta:paragraph-count="2" meta:word-count="209" meta:character-count="1402" meta:row-count="9" meta:non-whitespace-character-count="1195"/>
  </office:meta>
</office:document-meta>
</file>